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<draw:frame draw:z-index="251659264" draw:style-name="a0" draw:name="Picture 2" text:anchor-type="paragraph" svg:x="-0.22267in" svg:y="0.05731in" svg:width="3.39097in" svg:height="2.54306in" style:rel-width="scale" style:rel-height="scale"><draw:image xlink:href="media/image1.png" xlink:type="simple" xlink:show="embed" xlink:actuate="onLoad"/><svg:title/><svg:desc/></draw:frame><draw:frame draw:z-index="251658240" draw:style-name="a1" draw:name="Picture 1" text:anchor-type="paragraph" svg:x="0in" svg:y="0.05625in" svg:width="3.4125in" svg:height="2.55903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zvan Linca</meta:initial-creator>
    <dc:creator>Razvan Linca</dc:creator>
    <meta:creation-date>2020-05-24T15:33:00Z</meta:creation-date>
    <dc:date>2020-05-24T15:40:00Z</dc:date>
    <meta:template xlink:href="Normal.dotm" xlink:type="simple"/>
    <meta:editing-cycles>1</meta:editing-cycles>
    <meta:editing-duration>PT420S</meta:editing-duration>
    <meta:document-statistic meta:page-count="1" meta:paragraph-count="1" meta:word-count="0" meta:character-count="2" meta:row-count="1" meta:non-whitespace-character-count="2"/>
  </office:meta>
</office:document-meta>
</file>